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60000002EC583499E3DCDC09D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4.2cm" style:rel-column-width="2381*"/>
    </style:style>
    <style:style style:name="Tabelle4.B" style:family="table-column">
      <style:table-column-properties style:column-width="11.61cm" style:rel-column-width="6582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4.2cm" style:rel-column-width="2381*"/>
    </style:style>
    <style:style style:name="Tabelle5.B" style:family="table-column">
      <style:table-column-properties style:column-width="11.61cm" style:rel-column-width="6582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e6dad" officeooo:paragraph-rsid="000e6d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e6d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ff21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4ea8e" officeooo:paragraph-rsid="0020a30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caddf" officeooo:paragraph-rsid="0028a5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68e73" officeooo:paragraph-rsid="0020a3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0de1" officeooo:paragraph-rsid="0020a3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28a53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96bb7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58268" officeooo:paragraph-rsid="0028a5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65a70" officeooo:paragraph-rsid="0028a5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52dfec" officeooo:paragraph-rsid="0052dfe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9ada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28a53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d8571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39cbe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d8571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a29af" officeooo:paragraph-rsid="000a29a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cac7e" officeooo:paragraph-rsid="000a29a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19eb85" officeooo:paragraph-rsid="0019eb8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0a307" officeooo:paragraph-rsid="001eb17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426c60" officeooo:paragraph-rsid="0039cbe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ef2d10" officeooo:paragraph-rsid="00ef2d1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39cbed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426c60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b77b" officeooo:paragraph-rsid="00b6694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b735d7" officeooo:paragraph-rsid="00b6694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941c60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d8571a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0a307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8a53b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9ada36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a29af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d8571a"/>
    </style:style>
    <style:style style:name="P39" style:family="paragraph" style:parent-style-name="Standard">
      <style:paragraph-properties fo:text-align="justify" style:justify-single-word="false"/>
      <style:text-properties style:font-name="Arial" officeooo:paragraph-rsid="00463973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paragraph-rsid="00941c60"/>
    </style:style>
    <style:style style:name="P41" style:family="paragraph" style:parent-style-name="Table_20_Contents">
      <style:paragraph-properties fo:text-align="justify" style:justify-single-word="false"/>
      <style:text-properties style:font-name="Arial" officeooo:paragraph-rsid="003db952"/>
    </style:style>
    <style:style style:name="P42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paragraph-rsid="00426c60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19eb85" officeooo:paragraph-rsid="0019eb85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1eb174" officeooo:paragraph-rsid="001eb174" style:font-weight-asian="bold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20a307" style:font-weight-asian="bold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31b5f7" style:font-weight-asian="bold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96bb70" style:font-weight-asian="bold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97b760" officeooo:paragraph-rsid="0097b760" style:font-weight-asian="bold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9ada36" officeooo:paragraph-rsid="009ada36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style:text-underline-style="solid" style:text-underline-width="auto" style:text-underline-color="font-color" fo:font-weight="normal" officeooo:rsid="0040b303" officeooo:paragraph-rsid="00383f57" style:font-size-asian="4.34999990463257pt" style:font-weight-asian="normal" style:font-size-complex="5pt" style:font-weight-complex="normal"/>
    </style:style>
    <style:style style:name="P5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5pt" style:text-underline-style="solid" style:text-underline-width="auto" style:text-underline-color="font-color" officeooo:rsid="00463973" officeooo:paragraph-rsid="00426c60" style:font-size-asian="4.34999990463257pt" style:font-size-complex="5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font-style="italic" fo:font-weight="normal" officeooo:rsid="00426c60" officeooo:paragraph-rsid="0039cbed" style:font-size-asian="4.34999990463257pt" style:font-style-asian="italic" style:font-weight-asian="normal" style:font-size-complex="5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26c60" style:font-style-asian="italic" style:font-style-complex="italic"/>
    </style:style>
    <style:style style:name="P5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63973" style:font-style-asian="italic" style:font-style-complex="italic"/>
    </style:style>
    <style:style style:name="P5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style:text-underline-style="none" officeooo:rsid="00510ff7" officeooo:paragraph-rsid="00491361" style:font-style-asian="italic" style:font-style-complex="italic"/>
    </style:style>
    <style:style style:name="P5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030f" officeooo:paragraph-rsid="00463973" style:font-size-asian="7pt" style:font-size-complex="8pt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e216" officeooo:paragraph-rsid="00491361" style:font-size-asian="7pt" style:font-size-complex="8pt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6pt" fo:font-weight="bold" officeooo:rsid="000a29af" officeooo:paragraph-rsid="000a29af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0e6dad" officeooo:paragraph-rsid="000e6da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1eb174" officeooo:paragraph-rsid="001eb174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font-weight="bold" officeooo:rsid="0052dfec" officeooo:paragraph-rsid="0052dfec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a29af" officeooo:paragraph-rsid="000a29af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e6dad" officeooo:paragraph-rsid="000e6da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ff211" officeooo:paragraph-rsid="000ff211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19eb85" officeooo:paragraph-rsid="0019eb85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28a53b" officeooo:paragraph-rsid="0028a53b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383f57" officeooo:paragraph-rsid="00383f57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941c60"/>
    </style:style>
    <style:style style:name="P7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63973"/>
    </style:style>
    <style:style style:name="P7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91361"/>
    </style:style>
    <style:style style:name="P7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9030f" officeooo:paragraph-rsid="00491361"/>
    </style:style>
    <style:style style:name="P8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style:text-underline-style="none" officeooo:rsid="004abe5f" officeooo:paragraph-rsid="004abe5f"/>
    </style:style>
    <style:style style:name="P81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3bc592" officeooo:paragraph-rsid="003bc592"/>
    </style:style>
    <style:style style:name="P82" style:family="paragraph" style:parent-style-name="Table_20_Contents">
      <style:paragraph-properties fo:text-align="justify" style:justify-single-word="false"/>
      <style:text-properties style:font-name="Arial" officeooo:rsid="003bc592" officeooo:paragraph-rsid="003bc592"/>
    </style:style>
    <style:style style:name="P83" style:family="paragraph" style:parent-style-name="Table_20_Contents">
      <style:paragraph-properties fo:text-align="justify" style:justify-single-word="false"/>
      <style:text-properties style:font-name="Arial" officeooo:rsid="003db952" officeooo:paragraph-rsid="003db952"/>
    </style:style>
    <style:style style:name="P84" style:family="paragraph" style:parent-style-name="Table_20_Contents">
      <style:paragraph-properties fo:text-align="justify" style:justify-single-word="false"/>
      <style:text-properties style:font-name="Arial" officeooo:rsid="0043a162" officeooo:paragraph-rsid="0043a162"/>
    </style:style>
    <style:style style:name="P85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63973"/>
    </style:style>
    <style:style style:name="P86" style:family="paragraph" style:parent-style-name="Table_20_Contents">
      <style:paragraph-properties fo:text-align="justify" style:justify-single-word="false"/>
      <style:text-properties style:font-name="Arial" officeooo:rsid="00463973" officeooo:paragraph-rsid="00463973"/>
    </style:style>
    <style:style style:name="P87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91361"/>
    </style:style>
    <style:style style:name="P88" style:family="paragraph" style:parent-style-name="Table_20_Contents">
      <style:paragraph-properties fo:text-align="justify" style:justify-single-word="false"/>
      <style:text-properties style:font-name="Arial" officeooo:rsid="00463973" officeooo:paragraph-rsid="00491361"/>
    </style:style>
    <style:style style:name="P89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abe5f" officeooo:paragraph-rsid="004abe5f"/>
    </style:style>
    <style:style style:name="P90" style:family="paragraph" style:parent-style-name="Table_20_Contents">
      <style:paragraph-properties fo:text-align="justify" style:justify-single-word="false"/>
      <style:text-properties style:font-name="Arial" officeooo:rsid="004abe5f" officeooo:paragraph-rsid="004abe5f"/>
    </style:style>
    <style:style style:name="P91" style:family="paragraph" style:parent-style-name="Table_20_Contents">
      <style:paragraph-properties fo:text-align="justify" style:justify-single-word="false"/>
      <style:text-properties style:font-name="Arial" officeooo:rsid="004b04e5" officeooo:paragraph-rsid="004b04e5"/>
    </style:style>
    <style:style style:name="P92" style:family="paragraph" style:parent-style-name="Table_20_Contents">
      <style:paragraph-properties fo:text-align="justify" style:justify-single-word="false"/>
      <style:text-properties officeooo:paragraph-rsid="00463973"/>
    </style:style>
    <style:style style:name="P93" style:family="paragraph" style:parent-style-name="Table_20_Contents">
      <style:paragraph-properties fo:text-align="justify" style:justify-single-word="false"/>
      <style:text-properties officeooo:paragraph-rsid="00491361"/>
    </style:style>
    <style:style style:name="P94" style:family="paragraph" style:parent-style-name="Table_20_Contents">
      <style:paragraph-properties fo:text-align="justify" style:justify-single-word="false"/>
      <style:text-properties officeooo:paragraph-rsid="004b04e5"/>
    </style:style>
    <style:style style:name="P95" style:family="paragraph">
      <loext:graphic-properties draw:fill="none" draw:fill-color="#ffffff"/>
      <style:paragraph-properties style:writing-mode="lr-tb"/>
      <style:text-properties style:font-name="arial"/>
    </style:style>
    <style:style style:name="P96" style:family="paragraph">
      <loext:graphic-properties draw:fill="none"/>
      <style:paragraph-properties fo:text-align="center"/>
    </style:style>
    <style:style style:name="P97" style:family="paragraph">
      <loext:graphic-properties draw:fill="none" draw:fill-color="#ffffff"/>
      <style:paragraph-properties style:writing-mode="lr-tb"/>
      <style:text-properties style:font-name="arial" fo:font-style="italic" style:font-style-asian="italic" style:font-style-complex="italic"/>
    </style:style>
    <style:style style:name="P98" style:family="paragraph">
      <style:paragraph-properties fo:text-align="end"/>
    </style:style>
    <style:style style:name="P99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00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101" style:family="paragraph">
      <style:paragraph-properties fo:text-align="center"/>
    </style:style>
    <style:style style:name="P102" style:family="paragraph">
      <style:paragraph-properties fo:text-align="center"/>
      <style:text-properties fo:font-size="12pt"/>
    </style:style>
    <style:style style:name="P103" style:family="paragraph">
      <loext:graphic-properties draw:fill-color="#000000"/>
      <style:paragraph-properties fo:text-align="center"/>
    </style:style>
    <style:style style:name="T1" style:family="text">
      <style:text-properties officeooo:rsid="00e9fdde"/>
    </style:style>
    <style:style style:name="T2" style:family="text">
      <style:text-properties officeooo:rsid="00c0e85b"/>
    </style:style>
    <style:style style:name="T3" style:family="text">
      <style:text-properties officeooo:rsid="000bf6b7"/>
    </style:style>
    <style:style style:name="T4" style:family="text">
      <style:text-properties officeooo:rsid="000cac7e"/>
    </style:style>
    <style:style style:name="T5" style:family="text">
      <style:text-properties style:font-name="Arial" officeooo:rsid="00463973"/>
    </style:style>
    <style:style style:name="T6" style:family="text">
      <style:text-properties style:font-name="Arial" officeooo:rsid="0049030f"/>
    </style:style>
    <style:style style:name="T7" style:family="text">
      <style:text-properties style:font-name="Arial" officeooo:rsid="004b04e5"/>
    </style:style>
    <style:style style:name="T8" style:family="text">
      <style:text-properties style:font-name="Arial" officeooo:rsid="004b146d"/>
    </style:style>
    <style:style style:name="T9" style:family="text">
      <style:text-properties officeooo:rsid="000ff211"/>
    </style:style>
    <style:style style:name="T10" style:family="text">
      <style:text-properties officeooo:rsid="00182131"/>
    </style:style>
    <style:style style:name="T11" style:family="text">
      <style:text-properties officeooo:rsid="00280de1"/>
    </style:style>
    <style:style style:name="T12" style:family="text">
      <style:text-properties officeooo:rsid="00383d81"/>
    </style:style>
    <style:style style:name="T13" style:family="text">
      <style:text-properties officeooo:rsid="003db952"/>
    </style:style>
    <style:style style:name="T14" style:family="text">
      <style:text-properties officeooo:rsid="003e96b8"/>
    </style:style>
    <style:style style:name="T15" style:family="text">
      <style:text-properties officeooo:rsid="003fb294"/>
    </style:style>
    <style:style style:name="T16" style:family="text">
      <style:text-properties officeooo:rsid="0040609d"/>
    </style:style>
    <style:style style:name="T17" style:family="text">
      <style:text-properties officeooo:rsid="00426c60"/>
    </style:style>
    <style:style style:name="T18" style:family="text">
      <style:text-properties officeooo:rsid="0043a162"/>
    </style:style>
    <style:style style:name="T19" style:family="text">
      <style:text-properties fo:font-size="12pt" fo:font-weight="normal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203e2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ba5e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0a307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39c2de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caddf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a7ab5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1b5f7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65a70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3321a3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2b9adb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d8212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50bc8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9cbed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75cd3c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79d4dd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7c0f31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7dc12d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7fc2a9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8214a1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86631e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89085a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8918ae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8ace0b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8c7d45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8e4a9b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9a7e4f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9e843d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a3be92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a7d4e0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a8cf11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a93062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a98d16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a9af3e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aa1d3d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aa6351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ab1451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ac9a64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b0600e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b6c531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b735d7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b8b861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bb6b9b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bd69df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c25c66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c37a51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ca0e2b" style:font-size-asian="10.5pt" style:font-weight-asian="normal" style:font-size-complex="12pt" style:font-weight-complex="normal"/>
    </style:style>
    <style:style style:name="T75" style:family="text">
      <style:text-properties fo:font-size="12pt" fo:font-weight="normal" officeooo:rsid="007cc05b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0c3fbf0" style:font-size-asian="10.5pt" style:font-weight-asian="normal" style:font-size-complex="12pt" style:font-weight-complex="normal"/>
    </style:style>
    <style:style style:name="T77" style:family="text">
      <style:text-properties fo:font-size="12pt" fo:font-weight="normal" officeooo:rsid="00a8742c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cc0779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d0a3df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d127e9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d1fca3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d31b20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0d3bf15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0d8571a" style:font-size-asian="10.5pt" style:font-weight-asian="normal" style:font-size-complex="12pt" style:font-weight-complex="normal"/>
    </style:style>
    <style:style style:name="T85" style:family="text">
      <style:text-properties fo:font-size="12pt" fo:font-weight="normal" officeooo:rsid="00d8ff51" style:font-size-asian="10.5pt" style:font-weight-asian="normal" style:font-size-complex="12pt" style:font-weight-complex="normal"/>
    </style:style>
    <style:style style:name="T86" style:family="text">
      <style:text-properties fo:font-size="12pt" fo:font-weight="normal" officeooo:rsid="00e128b5" style:font-size-asian="10.5pt" style:font-weight-asian="normal" style:font-size-complex="12pt" style:font-weight-complex="normal"/>
    </style:style>
    <style:style style:name="T87" style:family="text">
      <style:text-properties fo:font-size="12pt" fo:font-weight="normal" officeooo:rsid="00e1f6f8" style:font-size-asian="10.5pt" style:font-weight-asian="normal" style:font-size-complex="12pt" style:font-weight-complex="normal"/>
    </style:style>
    <style:style style:name="T88" style:family="text">
      <style:text-properties fo:font-size="12pt" fo:font-weight="normal" officeooo:rsid="00e200d2" style:font-size-asian="10.5pt" style:font-weight-asian="normal" style:font-size-complex="12pt" style:font-weight-complex="normal"/>
    </style:style>
    <style:style style:name="T89" style:family="text">
      <style:text-properties fo:font-size="12pt" fo:font-weight="normal" officeooo:rsid="00e497fe" style:font-size-asian="10.5pt" style:font-weight-asian="normal" style:font-size-complex="12pt" style:font-weight-complex="normal"/>
    </style:style>
    <style:style style:name="T90" style:family="text">
      <style:text-properties fo:font-size="12pt" fo:font-weight="normal" officeooo:rsid="00e4f0e0" style:font-size-asian="10.5pt" style:font-weight-asian="normal" style:font-size-complex="12pt" style:font-weight-complex="normal"/>
    </style:style>
    <style:style style:name="T91" style:family="text">
      <style:text-properties fo:font-size="12pt" fo:font-weight="normal" officeooo:rsid="00ed5829" style:font-size-asian="10.5pt" style:font-weight-asian="normal" style:font-size-complex="12pt" style:font-weight-complex="normal"/>
    </style:style>
    <style:style style:name="T92" style:family="text">
      <style:text-properties fo:font-size="12pt" style:font-size-asian="10.5pt" style:font-size-complex="12pt"/>
    </style:style>
    <style:style style:name="T93" style:family="text">
      <style:text-properties fo:font-size="12pt" officeooo:rsid="002caddf" style:font-size-asian="10.5pt" style:font-size-complex="12pt"/>
    </style:style>
    <style:style style:name="T94" style:family="text">
      <style:text-properties fo:font-size="12pt" officeooo:rsid="0086e8a1" style:font-size-asian="10.5pt" style:font-size-complex="12pt"/>
    </style:style>
    <style:style style:name="T95" style:family="text">
      <style:text-properties fo:font-size="12pt" officeooo:rsid="007cc05b" style:font-size-asian="10.5pt" style:font-size-complex="12pt"/>
    </style:style>
    <style:style style:name="T96" style:family="text">
      <style:text-properties fo:font-size="12pt" fo:font-weight="bold" officeooo:rsid="002caddf" style:font-size-asian="10.5pt" style:font-weight-asian="bold" style:font-size-complex="12pt" style:font-weight-complex="bold"/>
    </style:style>
    <style:style style:name="T97" style:family="text">
      <style:text-properties fo:font-size="12pt" fo:font-weight="bold" officeooo:rsid="00311343" style:font-size-asian="10.5pt" style:font-weight-asian="bold" style:font-size-complex="12pt" style:font-weight-complex="bold"/>
    </style:style>
    <style:style style:name="T98" style:family="text">
      <style:text-properties fo:font-size="12pt" fo:font-weight="bold" officeooo:rsid="008214a1" style:font-size-asian="10.5pt" style:font-weight-asian="bold" style:font-size-complex="12pt" style:font-weight-complex="bold"/>
    </style:style>
    <style:style style:name="T99" style:family="text">
      <style:text-properties fo:font-size="12pt" fo:font-weight="bold" officeooo:rsid="00350bc8" style:font-size-asian="10.5pt" style:font-weight-asian="bold" style:font-size-complex="12pt" style:font-weight-complex="bold"/>
    </style:style>
    <style:style style:name="T100" style:family="text">
      <style:text-properties fo:font-size="12pt" fo:font-weight="bold" officeooo:rsid="00358268" style:font-size-asian="10.5pt" style:font-weight-asian="bold" style:font-size-complex="12pt" style:font-weight-complex="bold"/>
    </style:style>
    <style:style style:name="T101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102" style:family="text">
      <style:text-properties officeooo:rsid="00463973"/>
    </style:style>
    <style:style style:name="T103" style:family="text">
      <style:text-properties officeooo:rsid="00471ed3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4abe5f"/>
    </style:style>
    <style:style style:name="T106" style:family="text">
      <style:text-properties style:text-underline-style="none" officeooo:rsid="0054a67d"/>
    </style:style>
    <style:style style:name="T107" style:family="text">
      <style:text-properties style:text-underline-style="none" fo:font-weight="bold" style:font-weight-asian="bold" style:font-weight-complex="bold"/>
    </style:style>
    <style:style style:name="T108" style:family="text">
      <style:text-properties style:text-underline-style="none" fo:font-weight="bold" officeooo:rsid="0054a67d" style:font-weight-asian="bold" style:font-weight-complex="bold"/>
    </style:style>
    <style:style style:name="T109" style:family="text">
      <style:text-properties style:text-underline-style="none" fo:font-weight="bold" officeooo:rsid="00f0bbe6" style:font-weight-asian="bold" style:font-weight-complex="bold"/>
    </style:style>
    <style:style style:name="T110" style:family="text">
      <style:text-properties style:text-underline-style="none" fo:font-weight="bold" officeooo:rsid="00ef2d10" style:font-weight-asian="bold" style:font-weight-complex="bold"/>
    </style:style>
    <style:style style:name="T111" style:family="text">
      <style:text-properties style:text-underline-style="none" officeooo:rsid="0054b1d7"/>
    </style:style>
    <style:style style:name="T112" style:family="text">
      <style:text-properties style:text-underline-style="none" officeooo:rsid="0054b77b"/>
    </style:style>
    <style:style style:name="T113" style:family="text">
      <style:text-properties style:text-underline-style="none" officeooo:rsid="00b735d7"/>
    </style:style>
    <style:style style:name="T114" style:family="text">
      <style:text-properties style:text-underline-style="none" officeooo:rsid="00dc3865"/>
    </style:style>
    <style:style style:name="T115" style:family="text">
      <style:text-properties style:text-underline-style="none" officeooo:rsid="00ef2d10"/>
    </style:style>
    <style:style style:name="T116" style:family="text">
      <style:text-properties officeooo:rsid="004b146d"/>
    </style:style>
    <style:style style:name="T117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118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119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120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121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122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123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124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125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officeooo:rsid="005fcd96" style:font-style-asian="italic" style:font-style-complex="italic"/>
    </style:style>
    <style:style style:name="T129" style:family="text">
      <style:text-properties fo:font-style="italic" officeooo:rsid="00184664" style:font-style-asian="italic" style:font-style-complex="italic"/>
    </style:style>
    <style:style style:name="T130" style:family="text">
      <style:text-properties officeooo:rsid="005fcd96"/>
    </style:style>
    <style:style style:name="T131" style:family="text">
      <style:text-properties officeooo:rsid="006a47ab"/>
    </style:style>
    <style:style style:name="T132" style:family="text">
      <style:text-properties officeooo:rsid="006af9bc"/>
    </style:style>
    <style:style style:name="T133" style:family="text">
      <style:text-properties officeooo:rsid="006ea5bb"/>
    </style:style>
    <style:style style:name="T134" style:family="text">
      <style:text-properties officeooo:rsid="00781e96"/>
    </style:style>
    <style:style style:name="T135" style:family="text">
      <style:text-properties officeooo:rsid="0078e396"/>
    </style:style>
    <style:style style:name="T136" style:family="text">
      <style:text-properties officeooo:rsid="008214a1"/>
    </style:style>
    <style:style style:name="T137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38" style:family="text">
      <style:text-properties officeooo:rsid="009e77ed"/>
    </style:style>
    <style:style style:name="T139" style:family="text">
      <style:text-properties officeooo:rsid="00a6d5fa"/>
    </style:style>
    <style:style style:name="T140" style:family="text">
      <style:text-properties officeooo:rsid="00a93062"/>
    </style:style>
    <style:style style:name="T141" style:family="text">
      <style:text-properties officeooo:rsid="00b43800"/>
    </style:style>
    <style:style style:name="T142" style:family="text">
      <style:text-properties officeooo:rsid="00b59dd4"/>
    </style:style>
    <style:style style:name="T143" style:family="text">
      <style:text-properties officeooo:rsid="00b66949"/>
    </style:style>
    <style:style style:name="T144" style:family="text">
      <style:text-properties style:font-name="AnjaliOldLipi" style:text-underline-style="none" officeooo:rsid="0054b77b"/>
    </style:style>
    <style:style style:name="T145" style:family="text">
      <style:text-properties officeooo:rsid="00bb6b9b"/>
    </style:style>
    <style:style style:name="T146" style:family="text">
      <style:text-properties officeooo:rsid="00ce0111"/>
    </style:style>
    <style:style style:name="T147" style:family="text">
      <style:text-properties officeooo:rsid="00ce1285"/>
    </style:style>
    <style:style style:name="T148" style:family="text">
      <style:text-properties officeooo:rsid="00d00431"/>
    </style:style>
    <style:style style:name="T149" style:family="text">
      <style:text-properties officeooo:rsid="00d7805e"/>
    </style:style>
    <style:style style:name="T150" style:family="text">
      <style:text-properties officeooo:rsid="00d7f048"/>
    </style:style>
    <style:style style:name="T151" style:family="text">
      <style:text-properties officeooo:rsid="00e497fe"/>
    </style:style>
    <style:style style:name="T152" style:family="text">
      <style:text-properties officeooo:rsid="00e8c88f"/>
    </style:style>
    <style:style style:name="T153" style:family="text">
      <style:text-properties officeooo:rsid="00e996c0"/>
    </style:style>
    <style:style style:name="T154" style:family="text">
      <style:text-properties officeooo:rsid="00ebbb9b"/>
    </style:style>
    <style:style style:name="T155" style:family="text">
      <style:text-properties officeooo:rsid="00f1d13b"/>
    </style:style>
    <style:style style:name="T156" style:family="text">
      <style:text-properties style:font-name="arial"/>
    </style:style>
    <style:style style:name="T157" style:family="text">
      <style:text-properties style:font-name="arial" fo:font-style="italic" style:font-style-asian="italic" style:font-style-complex="italic"/>
    </style:style>
    <style:style style:name="T158" style:family="text">
      <style:text-properties style:font-name="arial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6.94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SpaceWire-<text:span text:style-name="T153">CPU</text:span>-Interface Handbuch <text:span text:style-name="T10">(</text:span><text:span text:style-name="T152">v1.0 Rev. XX)</text:span></text:p>
      <text:p text:style-name="P58"/>
      <text:p text:style-name="P60">1. Memory-Mapped IO</text:p>
      <text:p text:style-name="P37"><text:span text:style-name="T20"><text:tab/>Das </text:span><text:span text:style-name="T55">SpaceWire-</text:span><text:span text:style-name="T20">Link-Interface ist in drei Bereiche aufgeteilt: Transmitting (TX), <text:tab/>Receiving (RX) und Register (REG). Jedem davon wird in einem </text:span><text:span text:style-name="T72">ARM-</text:span><text:span text:style-name="T20">AXI-basierten <text:tab/>Memory-Mapped-Aufbau </text:span><text:span text:style-name="T78">mit 32-Bit Wort- und Adressierungsbreite </text:span><text:span text:style-name="T20">eine eigene Offset-<text:tab/>Adresse zugewiesen. Diese ist </text:span><text:span text:style-name="T21">vor der endgültigen Implementierung </text:span><text:span text:style-name="T20">unbekannt. </text:span><text:span text:style-name="T41">Des <text:tab/>weiteren existieren zwei über GPIOs angebundene Ports, über welche der Reset der <text:tab/>Logik und das versenden von Time-Codes gesteuert wird. </text:span><text:span text:style-name="T78">Außerdem </text:span><text:span text:style-name="T41">besteht die <text:tab/>Möglichkeit, über eine Interruptanbindung bei eingehenden Time-Codes, <text:tab/></text:span><text:span text:style-name="T78">Statusänderungen des Links und/oder Übertragungsfehler</text:span><text:span text:style-name="T41"> die CPU zu benachrichtigen. <text:tab/></text:span><text:span text:style-name="T20">Innerhalb des zugewiesenen Adressbereichs, ist die Adressverteilung konstant und wie <text:tab/>folgt aufgebaut:</text:span></text:p>
      <text:p text:style-name="P20"/>
      <text:p text:style-name="P65">1.1. Transmitting (TX)</text:p>
      <text:p text:style-name="P20"><text:tab/>Offset_TX + 0x0000_0000 : Adresse des Transmit-FIFOs <text:span text:style-name="T127">(write-only)</text:span></text:p>
      <text:p text:style-name="P20"><text:tab/><text:span text:style-name="T130">Offset_TX + 0x0000_0004 : Anzahl freie</text:span><text:span text:style-name="T154">r</text:span><text:span text:style-name="T130"> Plätze im TX-FIFO </text:span><text:span text:style-name="T128">(read-only)</text:span></text:p>
      <text:p text:style-name="P20"/>
      <text:p text:style-name="P65">1.2. Receiving (RX)</text:p>
      <text:p text:style-name="P20"><text:tab/>Offset_RX + 0x0000_0000 : Adresse des Receive-FIFOs <text:span text:style-name="T127">(read-only)</text:span></text:p>
      <text:p text:style-name="P20"><text:tab/><text:span text:style-name="T130">Offset_RX + 0x0000_0004 : Anzahl </text:span><text:span text:style-name="T2">verfügbarer </text:span><text:span text:style-name="T130">Elemente im RX-FIFO </text:span><text:span text:style-name="T128">(read-only)</text:span></text:p>
      <text:p text:style-name="P20"/>
      <text:p text:style-name="P65">1.3. Register (REG)</text:p>
      <text:p text:style-name="P20"><text:tab/>Offset_REG + 0x0000_0000 : <text:span text:style-name="T3">Link-Konfiguration </text:span><text:span text:style-name="T129">(read/write)</text:span></text:p>
      <text:p text:style-name="P20"><text:tab/><text:span text:style-name="T3">Offset_REG + 0x0000_0004 : Transmit-Rate </text:span><text:span text:style-name="T129">(read/write)</text:span></text:p>
      <text:p text:style-name="P20"><text:tab/><text:span text:style-name="T3">Offset_REG + 0x0000_0008 : </text:span><text:span text:style-name="T4">Time-Codes (ausgehend) </text:span><text:span text:style-name="T129">(read/write)</text:span></text:p>
      <text:p text:style-name="P37"><text:span text:style-name="T20"><text:tab/></text:span><text:span text:style-name="T22">Offset_REG + 0x0000_000C : Time-Codes (eingehend) </text:span><text:span text:style-name="T101">(read-only)</text:span></text:p>
      <text:p text:style-name="P37"><text:span text:style-name="T22"><text:tab/>Offset_REG + 0x0000_0010 : Link-Status </text:span><text:span text:style-name="T101">(read-only)</text:span></text:p>
      <text:p text:style-name="P21"/>
      <text:p text:style-name="P21"/>
      <text:p text:style-name="P61"><text:span text:style-name="T4">2. </text:span>Speicherzugriff</text:p>
      <text:p text:style-name="P3"><text:tab/>Die Verwaltung und der Zugriff auf die Transmit bzw. Receive-Funktionalität erfolgt über <text:tab/>das AXI4-Full-Interface. Die Register werden dagegen über <text:span text:style-name="T133">ein </text:span>AXI4-Lite-<text:span text:style-name="T133">Interface</text:span> <text:tab/>angesprochen. Der grundlegende Unterschied ist, dass das Full-Interface Burst-<text:tab/>Transfers ermöglicht, während die Lite-Version nur <text:span text:style-name="T133">mit </text:span>einzelne<text:span text:style-name="T139">n</text:span> Datentransfers <text:tab/><text:span text:style-name="T133">umgehen </text:span>kann <text:span text:style-name="T146">und dementsprechend langsamer ist. </text:span><text:span text:style-name="T154">Die Übersetzung einer <text:tab/>Transaktion von Software in AXI-Signale erfolgt innerhalb der CPU. Ein einfacher <text:tab/>Transfer wird dabei über einen Zeiger auf die entsprechende Speicheradresse initiiert.</text:span></text:p>
      <text:p text:style-name="P3"/>
      <text:p text:style-name="P66">2.1. <text:span text:style-name="T9">Transmitting (TX)</text:span></text:p>
      <text:p text:style-name="P4"><text:tab/>Um Daten in den Transmit-FIFO zu schreiben, muss die unter 1.1. angegebene <text:tab/>Adresse als Zieladresse eines Write-Requests angegeben werden. Bei Burst-Transfers <text:tab/>ist darauf zu achten, dass die <text:span text:style-name="T147">Ziela</text:span>dresse nicht inkrementiert wird, sondern konstant <text:tab/>bleibt <text:span text:style-name="T134">(Fixed Burst)</text:span>.</text:p>
      <text:p text:style-name="P4"/>
      <text:p text:style-name="P67">2.2. Receiving (RX)</text:p>
      <text:p text:style-name="P5"><text:soft-page-break/><text:tab/>Um Daten aus dem Receive-FIFO zu lesen, muss die unter 1.2. angegebene Adresse <text:tab/>als Quelladresse eines Read-Requests angegeben werden. Bei Burst-Transfers ist <text:tab/>darauf zu achten, dass die <text:span text:style-name="T148">Quella</text:span>dresse nicht inkrementiert wird, sondern konstant <text:tab/>bleibt <text:span text:style-name="T135">(Fixed Burst)</text:span>.</text:p>
      <text:p text:style-name="P5"/>
      <text:p text:style-name="P68">2.3. Register (REG)</text:p>
      <text:p text:style-name="P43"><text:span text:style-name="T19"><text:tab/>Zugriff auf einzelne Register sind mit einem </text:span><text:span text:style-name="T23">einzelnen</text:span><text:span text:style-name="T19"> Read-/Write-Request </text:span><text:span text:style-name="T23">und der <text:tab/>entsprechenden Angabe der Ziel-/Quelladresse des Registers</text:span><text:span text:style-name="T19"> möglich. Die <text:tab/>Konfiguration erlaubt nicht, Read-only-Register </text:span><text:span text:style-name="T79">versehentlich</text:span><text:span text:style-name="T19"> zu überschreiben, es ist <text:tab/>dahingehend also keine besondere Vorsicht walten zu lassen.</text:span></text:p>
      <text:p text:style-name="P22"/>
      <text:p text:style-name="P22"/>
      <text:p text:style-name="P62">3. Technische Beschreibung</text:p>
      <text:p text:style-name="P44"><text:span text:style-name="T92"><text:tab/></text:span><text:span text:style-name="T24">Im </text:span><text:span text:style-name="T42">F</text:span><text:span text:style-name="T24">olgenden werden die Elemente hinter den unter 1. angegeben Adressen näher <text:tab/>beschrieben und erläutert.</text:span></text:p>
      <text:p text:style-name="P23"/>
      <text:p text:style-name="P71">3.1. Transmitting (TX)</text:p>
      <text:p text:style-name="P45"><text:span text:style-name="T19"><text:tab/></text:span><text:span text:style-name="T25">Daten, die in diese FIFO-</text:span><text:span text:style-name="T56">Struktur</text:span><text:span text:style-name="T25"> geschrieben werden, werden nach und nach durch <text:tab/>ein </text:span><text:span text:style-name="T69">i</text:span><text:span text:style-name="T25">nbetriebgenommenes Link-Interface verschickt </text:span><text:span text:style-name="T26">(siehe 2.1.)</text:span><text:span text:style-name="T25">. Befindet sich das Link-<text:tab/>Interface in einem nicht-verbundenen Zustand, werden die Daten innerhalb des FIFOs <text:tab/>gesammelt und verschickt, so wie eine Verbindungsaufnahme des Links erfolgreich <text:tab/>war.</text:span></text:p>
      <text:p text:style-name="P6"/>
      <text:p text:style-name="P45"><text:span text:style-name="T25"><text:tab/>Die Breite des FIFOs beträgt dabei 9 Bit</text:span><text:span text:style-name="T27">s</text:span><text:span text:style-name="T25">, die wie folgt aufgeteilt sind:</text:span></text:p>
      <text:p text:style-name="P6"><text:tab/>Bit <text:span text:style-name="T126">8</text:span> : Flag Bit (1 : EOP/EEP, 0 : Daten)</text:p>
      <text:p text:style-name="P6"><text:tab/>Bit <text:span text:style-name="T126">7</text:span> – Bit <text:span text:style-name="T126">0</text:span> : zu übertragenes Byte (0x00 für EOP, 0x01 für EEP)</text:p>
      <text:p text:style-name="P6"/>
      <text:p text:style-name="P34"><text:span text:style-name="T25"><text:tab/></text:span><text:span text:style-name="T80">I</text:span><text:span text:style-name="T25">n der Tiefe passen 20</text:span><text:span text:style-name="T28">4</text:span><text:span text:style-name="T80">9</text:span><text:span text:style-name="T25"> Datensätze in </text:span><text:span text:style-name="T80">das</text:span><text:span text:style-name="T25"> FIFO. </text:span><text:span text:style-name="T81">Ist das FIFO komplett befüllt und <text:tab/>wird als nächstes ein Read-Request gefolgt von einem Write-Request ausgeführt, kann <text:tab/>der Write-Request scheitern. Dies ist technisch bedingt und kann dadurch umgangen <text:tab/>werden, dass die Größe des FIFOs um 1 geringer angenommen wird als sie tatsächlich <text:tab/>ist.</text:span></text:p>
      <text:p text:style-name="P6"/>
      <text:p text:style-name="P46"><text:span text:style-name="T25"><text:tab/></text:span><text:span text:style-name="T29">Daten, die über die 9 Bits hinaus an das FIFO gesendet werden, werden ignoriert und <text:tab/>nicht in den Speicher geschrieben. </text:span><text:span text:style-name="T27">Ein </text:span><text:span text:style-name="T30">letztendlich</text:span><text:span text:style-name="T27"> gültiger Datentransfer sieht wie folgt <text:tab/>aus: </text:span><text:span text:style-name="T30">0</text:span><text:span text:style-name="T27">x0000_</text:span><text:span text:style-name="T47">0</text:span><text:span text:style-name="T93">xvv</text:span><text:span text:style-name="T27">, wobei </text:span><text:span text:style-name="T93">x</text:span><text:span text:style-name="T27"> entweder </text:span><text:span text:style-name="T73">0</text:span><text:span text:style-name="T74">x0</text:span><text:span text:style-name="T27"> oder 0</text:span><text:span text:style-name="T74">x</text:span><text:span text:style-name="T73">1</text:span><text:span text:style-name="T27"> ist und </text:span><text:span text:style-name="T93">vv</text:span><text:span text:style-name="T27"> ein beliebiges Datenbyte <text:tab/>sein kann. </text:span><text:span text:style-name="T75">Gilt für </text:span><text:span text:style-name="T94">x </text:span><text:span text:style-name="T75">gleich 0</text:span><text:span text:style-name="T82">x</text:span><text:span text:style-name="T76">1</text:span><text:span text:style-name="T75"> und für </text:span><text:span text:style-name="T95">vv</text:span><text:span text:style-name="T75"> ungleich 0x00 oder 0x01, wird dieser <text:tab/>Eintrag ignoriert und nicht </text:span><text:span text:style-name="T77">vom Link-Interface </text:span><text:span text:style-name="T75">versendet.</text:span></text:p>
      <text:p text:style-name="P8"/>
      <text:p text:style-name="P34"><text:span text:style-name="T29"><text:tab/></text:span><text:span text:style-name="T31">Zurückgesetzt werden kann d</text:span><text:span text:style-name="T82">as TX-</text:span><text:span text:style-name="T31">FIFO mittels eines Resets über die CPU </text:span><text:span text:style-name="T57">(AXI <text:tab/>Reset)</text:span><text:span text:style-name="T31">. Dabei wird d</text:span><text:span text:style-name="T83">as</text:span><text:span text:style-name="T31"> FIFO pseudo-entleert und kann neu mit Daten befüllt werden. <text:tab/></text:span><text:span text:style-name="T32">D</text:span><text:span text:style-name="T31">er Link wird keine </text:span><text:span text:style-name="T58">von</text:span><text:span text:style-name="T31"> </text:span><text:span text:style-name="T33">vor dem Zeitpunkt des Resets eingefügte</text:span><text:span text:style-name="T31"> Daten mehr <text:tab/>versenden.</text:span></text:p>
      <text:p text:style-name="P9"/>
      <text:p text:style-name="P47"><text:span text:style-name="T31"><text:tab/></text:span><text:span text:style-name="T34">Um zu verhindern, dass in einen vollen FIFO geschrieben wird, gibt es ein </text:span><text:span text:style-name="T43">Register</text:span><text:span text:style-name="T34">, <text:tab/>welches </text:span><text:span text:style-name="T43">die Anzahl freier Plätze im FIFO ausweist </text:span><text:span text:style-name="T44">(s. 1.1.):</text:span></text:p>
      <text:p text:style-name="P11"/>
      <text:p text:style-name="P11"><draw:frame draw:style-name="fr1" draw:name="Bild6" text:anchor-type="char" svg:width="17cm" svg:height="0.97cm" draw:z-index="51"><draw:image xlink:href="Pictures/10000001000003260000002E411ABFA5D2650F19.png" xlink:type="simple" xlink:show="embed" xlink:actuate="onLoad" draw:mime-type="image/png"/></draw:frame><text:soft-page-break/></text:p>
      <text:p text:style-name="P48"><text:span text:style-name="T34"><text:tab/>F</text:span><text:span text:style-name="T19">ür die Darstellung des Platzes im FIFO sind lediglich 11 Bits notwendig, </text:span><text:span text:style-name="T53">das ganze <text:tab/>Register ist jedoch dafür reserviert. </text:span><text:span text:style-name="T65">De fact</text:span><text:span text:style-name="T70">o</text:span><text:span text:style-name="T65"> sind allerdings die Bits 31 bis 12 unbelegt.</text:span></text:p>
      <text:p text:style-name="P47"><text:span text:style-name="T35"><text:tab/>Das Schreiben in einen vollen FIFO ver</text:span><text:span text:style-name="T86">ursa</text:span><text:span text:style-name="T35">cht keinen Schaden an der Hardware </text:span><text:span text:style-name="T36">oder <text:tab/>am System </text:span><text:span text:style-name="T48">jedoch gehen diese Daten verloren</text:span><text:span text:style-name="T35">.</text:span></text:p>
      <text:p text:style-name="P9"/>
      <text:p text:style-name="P9"><text:tab/><text:span text:style-name="T138">Obwohl diese Adresse als write-only markiert ist, kann über eine </text:span><text:span text:style-name="T145">R</text:span><text:span text:style-name="T138">ead-Request das <text:tab/>zuletzt in den FIFO geschriebene Datenwor</text:span><text:span text:style-name="T140">t</text:span><text:span text:style-name="T138"> abgefragt werden.</text:span></text:p>
      <text:p text:style-name="P9"/>
      <text:p text:style-name="P69"><text:span text:style-name="T11">3.</text:span>2. Receiving (RX)</text:p>
      <text:p text:style-name="P35"><text:span text:style-name="T34"><text:tab/>Über SpaceWire empfangene Daten werden durch den </text:span><text:span text:style-name="T59">SpaceWire</text:span><text:span text:style-name="T34"> Link nach und nach <text:tab/>in d</text:span><text:span text:style-name="T70">en Rx</text:span><text:span text:style-name="T34"> FIFO geschrieben und können durch </text:span><text:span text:style-name="T49">die CPU</text:span><text:span text:style-name="T34"> abgerufen werden. </text:span><text:span text:style-name="T26">(siehe 2.2.)</text:span></text:p>
      <text:p text:style-name="P10"/>
      <text:p text:style-name="P35"><text:span text:style-name="T34"><text:tab/></text:span><text:span text:style-name="T27">Die Breite des FIFOs beträgt dabei 9 Bits, die wie folgt aufgeteilt sind:</text:span></text:p>
      <text:p text:style-name="P7"><text:tab/>Bit <text:span text:style-name="T126">8</text:span> : Flag Bit (1 : Prozess ID/EOP/EEP, 0 : Daten)</text:p>
      <text:p text:style-name="P7"><text:tab/>Bit <text:span text:style-name="T126">7</text:span> – Bit <text:span text:style-name="T126">0</text:span> : empfangenes Datenbyte (0x<text:span text:style-name="T136">FF</text:span> für EOP, 0x<text:span text:style-name="T136">FE</text:span> für EEP)</text:p>
      <text:p text:style-name="P7"/>
      <text:p text:style-name="P7"><text:tab/><text:span text:style-name="T149">I</text:span>n der Tiefe passen 204<text:span text:style-name="T155">9</text:span> Datensätze in den FIFO. <text:span text:style-name="T150">Ist das FIFO komplett befüllt und <text:tab/>wird als nächstes ein Read-Request gefolgt von einem Write-Request ausgeführt, kann <text:tab/>der Write-Request scheitern. Dies ist technisch bedingt und kann dadurch umgangen <text:tab/>werden, dass bei vollem FIFO mindestens zwei Elemente gelesen werden, also keine <text:tab/>Single-Transaction durchgeführt wird.</text:span></text:p>
      <text:p text:style-name="P7"/>
      <text:p text:style-name="P35"><text:span text:style-name="T27"><text:tab/>Aus dem FIFO gelesene Datensätze enthalten </text:span><text:span text:style-name="T60">somit neun gültige Bits</text:span><text:span text:style-name="T27"> (0x0000_</text:span><text:span text:style-name="T60">0</text:span><text:span text:style-name="T96">x</text:span><text:span text:style-name="T97">vv</text:span><text:span text:style-name="T27">), <text:tab/>wobei </text:span><text:span text:style-name="T98">x</text:span><text:span text:style-name="T27"> entweder 0x</text:span><text:span text:style-name="T46">0</text:span><text:span text:style-name="T27"> oder 0x1 </text:span><text:span text:style-name="T37">und </text:span><text:span text:style-name="T99">vv</text:span><text:span text:style-name="T37"> </text:span><text:span text:style-name="T38">ein beliebiges Datenbyte sein kann. Ist </text:span><text:span text:style-name="T100">x</text:span><text:span text:style-name="T38"> = 0x1, <text:tab/>muss </text:span><text:span text:style-name="T100">vv</text:span><text:span text:style-name="T38"> unterschieden werden: Gilt für </text:span><text:span text:style-name="T100">vv</text:span><text:span text:style-name="T38"> = 0x</text:span><text:span text:style-name="T45">FF</text:span><text:span text:style-name="T38"> </text:span><text:span text:style-name="T45">handelt es sich um ein </text:span><text:span text:style-name="T38">EOP </text:span><text:span text:style-name="T45">(End of <text:tab/>Packet)</text:span><text:span text:style-name="T38">, </text:span><text:span text:style-name="T45">für</text:span><text:span text:style-name="T38"> 0x</text:span><text:span text:style-name="T45">FE</text:span><text:span text:style-name="T38"> </text:span><text:span text:style-name="T45">um ein</text:span><text:span text:style-name="T38"> EEP </text:span><text:span text:style-name="T45">(Error End of Packet) </text:span><text:span text:style-name="T50">und a</text:span><text:span text:style-name="T45">nson</text:span><text:span text:style-name="T50">s</text:span><text:span text:style-name="T45">ten um eine Prozess <text:tab/>ID </text:span><text:span text:style-name="T61">(0x00 – 0xFD, </text:span><text:span text:style-name="T62">0 – 253</text:span><text:span text:style-name="T61">) </text:span><text:span text:style-name="T91">oder eine logische Adresse des SpaceWire Packets</text:span><text:span text:style-name="T38">.</text:span></text:p>
      <text:p text:style-name="P12"/>
      <text:p text:style-name="P35"><text:span text:style-name="T38"><text:tab/></text:span><text:span text:style-name="T32">Zurückgesetzt werden kann der FIFO-Speicher mittels des Resets des Links </text:span><text:span text:style-name="T88">(der Logik)</text:span><text:span text:style-name="T32"> <text:tab/>(</text:span><text:span text:style-name="T51">über einen GPIO</text:span><text:span text:style-name="T32">). Dabei wird der FIFO pseudo-entleert und kann neu mit Daten befüllt <text:tab/>werden. Das Processing System kann dabei keine Daten mehr </text:span><text:span text:style-name="T63">abrufen</text:span><text:span text:style-name="T32">, die vor dem <text:tab/>Zeitpunkt des Resets in den Speicher geschrieben wurden.</text:span></text:p>
      <text:p text:style-name="P13"/>
      <text:p text:style-name="P36"><text:span text:style-name="T32"><text:tab/></text:span><text:span text:style-name="T39">Um zu verhindern, dass aus einem leeren FIFO gelesen wird, gibt es ein </text:span><text:span text:style-name="T52">Register</text:span><text:span text:style-name="T39">, <text:tab/>welches d</text:span><text:span text:style-name="T52">ie Anzahl verfügbarer Elemente im FIFO ausweist (s. 1.2.)</text:span><text:span text:style-name="T39">:</text:span></text:p>
      <text:p text:style-name="P15"/>
      <text:p text:style-name="P15"><draw:frame draw:style-name="fr1" draw:name="Bild7" text:anchor-type="char" svg:width="17cm" svg:height="0.97cm" draw:z-index="52"><draw:image xlink:href="Pictures/10000001000003260000002E411ABFA5D2650F19.png" xlink:type="simple" xlink:show="embed" xlink:actuate="onLoad" draw:mime-type="image/png"/></draw:frame></text:p>
      <text:p text:style-name="P49"><text:span text:style-name="T39"><text:tab/>F</text:span><text:span text:style-name="T19">ür die Darstellung der Anzahl Elemente im FIFO sind lediglich 11 Bits notwendig, das <text:tab/>gesamte Register ist jedoch für die Darstellung reserviert. </text:span><text:span text:style-name="T63">De facto sind die Bits 31 bis <text:tab/>12 </text:span><text:span text:style-name="T64">damit</text:span><text:span text:style-name="T63"> unbelegt.</text:span></text:p>
      <text:p text:style-name="P38"><text:span text:style-name="T39"><text:tab/>Das Lesen aus einem leeren FIFO ver</text:span><text:span text:style-name="T84">ur</text:span><text:span text:style-name="T39">s</text:span><text:span text:style-name="T87">a</text:span><text:span text:style-name="T39">cht keinen Schaden an der Hardware oder <text:tab/>am <text:tab/>System.</text:span></text:p>
      <text:p text:style-name="P17"/>
      <text:p text:style-name="P38"><text:soft-page-break/><text:span text:style-name="T39"><text:tab/></text:span><text:span text:style-name="T52">Ist d</text:span><text:span text:style-name="T84">as</text:span><text:span text:style-name="T52"> FIFO leer, befindet sich das </text:span><text:span text:style-name="T70">letzte</text:span><text:span text:style-name="T52"> Element an dessen Ausgabe, bis wieder <text:tab/>Daten in d</text:span><text:span text:style-name="T84">as</text:span><text:span text:style-name="T52"> FIFO geschrieben werden </text:span><text:span text:style-name="T54">und die Ausgabe aktualisiert wird. </text:span><text:span text:style-name="T85">Es ist also <text:tab/>darauf zu achten, dass das Element-Register (s. 1.2.) einbezogen wird.</text:span></text:p>
      <text:p text:style-name="P16"/>
      <text:p text:style-name="P70"><text:span text:style-name="T12">3.</text:span>3. Register (REG)</text:p>
      <text:p text:style-name="P33"><text:span text:style-name="T19"><text:tab/></text:span><text:span text:style-name="T40">Die Breite des gesamten Registers beträgt 32 Bit. Je nach Adresse ist die Belegung der <text:tab/>einzelnen Bits unterschiedlich.</text:span></text:p>
      <text:p text:style-name="P19"/>
      <text:p text:style-name="P33"><text:span text:style-name="T119">3</text:span><text:span text:style-name="T117">.3.1. - Link-Konfiguration: </text:span><text:span text:style-name="T118">(read/write) </text:span><text:span text:style-name="T137">—</text:span><text:span text:style-name="T118"> </text:span><text:span text:style-name="T120">0x0000_0000</text:span></text:p>
      <text:p text:style-name="P50"/>
      <text:p text:style-name="P18"><draw:line text:anchor-type="paragraph" draw:z-index="1" draw:name="vertikale Linie 1" draw:style-name="gr24" draw:text-style-name="P103" svg:x1="15.6cm" svg:y1="0.783cm" svg:x2="15.6cm" svg:y2="1.568cm"><text:p/></draw:line><draw:line text:anchor-type="paragraph" draw:z-index="2" draw:name="vertikale Linie 2" draw:style-name="gr6" draw:text-style-name="P101" svg:x1="16.129cm" svg:y1="0.785cm" svg:x2="16.129cm" svg:y2="2.297cm"><text:p/></draw:line><draw:line text:anchor-type="paragraph" draw:z-index="3" draw:name="vertikale Linie 3" draw:style-name="gr6" draw:text-style-name="P101" svg:x1="16.635cm" svg:y1="0.806cm" svg:x2="16.635cm" svg:y2="3.05cm"><text:p/></draw:line><draw:frame text:anchor-type="paragraph" draw:z-index="4" draw:name="Textrahmen 1" draw:style-name="gr23" draw:text-style-name="P95" svg:width="1.721cm" svg:height="0.53cm" svg:x="14.056cm" svg:y="1.64cm"><draw:text-box><text:p><text:span text:style-name="T156">autostart</text:span></text:p></draw:text-box></draw:frame><draw:custom-shape text:anchor-type="paragraph" draw:z-index="7" draw:name="Form 2" draw:style-name="gr20" draw:text-style-name="P96" svg:width="0.77cm" svg:height="15.216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4" draw:text-style-name="P97" svg:width="1.874cm" svg:height="0.505cm" svg:x="7.883cm" svg:y="1.64cm"><draw:text-box><text:p><text:span text:style-name="T157">unbeleg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line-break/></text:p>
      <text:p text:style-name="P26"/>
      <text:p text:style-name="P26"><draw:frame text:anchor-type="paragraph" draw:z-index="5" draw:name="Textrahmen 1" draw:style-name="gr22" draw:text-style-name="P99" svg:width="1.609cm" svg:height="0.976cm" svg:x="14.718cm" svg:y="0.016cm"><draw:text-box><text:p><text:span text:style-name="T158">linkstart</text:span></text:p></draw:text-box></draw:frame><draw:frame text:anchor-type="paragraph" draw:z-index="6" draw:name="Textrahmen 2" draw:style-name="gr21" draw:text-style-name="P99" svg:width="1.258cm" svg:height="0.489cm" svg:x="15.556cm" svg:y="0.771cm"><draw:text-box><text:p><text:span text:style-name="T158">linkdis</text:span></text:p></draw:text-box></draw:frame></text:p>
      <text:p text:style-name="P26"/>
      <text:p text:style-name="P1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81">linkdis</text:p>
          </table:table-cell>
          <table:table-cell table:style-name="Tabelle2.B1" office:value-type="string">
            <text:p text:style-name="P82">Deaktiviert den Link, der Empfang und das Versenden von Nachrichten via SpaceWire ist nicht möglich. <text:span text:style-name="T103">Standardwert: </text:span><text:span text:style-name="T131">1</text:span><text:span text:style-name="T103">.</text:span></text:p>
            <text:p text:style-name="P82">1 : Link deaktiviert <text:span text:style-name="T2">(linkstart/autostart werden überschrieben)</text:span></text:p>
            <text:p text:style-name="P82">0 : Link nicht deaktiv<text:span text:style-name="T2">i</text:span>ert <text:span text:style-name="T2">(linkstart/autostart werden nicht überschrieben)</text:span></text:p>
          </table:table-cell>
        </table:table-row>
        <table:table-row>
          <table:table-cell table:style-name="Tabelle2.A2" office:value-type="string">
            <text:p text:style-name="P83">linkstart</text:p>
          </table:table-cell>
          <table:table-cell table:style-name="Tabelle2.B2" office:value-type="string">
            <text:p text:style-name="P83">Aktiviert den Link. <text:span text:style-name="T131">E</text:span>s wird aktiv versucht, eine Verbindung mit der gegenüberliegenden Stelle aufzubauen. <text:span text:style-name="T14">Dabei wird in regelmäßigen Intervallen ein Verbindungsversuch unternommen. </text:span><text:span text:style-name="T103">Standardwert: 0.</text:span></text:p>
            <text:p text:style-name="P83">1 : Link starten</text:p>
            <text:p text:style-name="P83">0 : Link nicht starten</text:p>
          </table:table-cell>
        </table:table-row>
        <table:table-row>
          <table:table-cell table:style-name="Tabelle2.A2" office:value-type="string">
            <text:p text:style-name="P83">autostart</text:p>
          </table:table-cell>
          <table:table-cell table:style-name="Tabelle2.B2" office:value-type="string">
            <text:p text:style-name="P41"><text:span text:style-name="T13">Aktiviert den Link. </text:span><text:span text:style-name="T132">E</text:span><text:span text:style-name="T13">s wird</text:span><text:span text:style-name="T15"> </text:span><text:span text:style-name="T13">nicht aktiv versucht, eine Verbindung mit der gegenüberliegenden Stelle aufzubauen. Auf Verbindungsversuche der gegenüberl</text:span><text:span text:style-name="T16">ie</text:span><text:span text:style-name="T13">genden Stelle wird jedoch verbindungsaufbauend/</text:span><text:span text:style-name="T132">kooperierend</text:span><text:span text:style-name="T13"> reagiert. </text:span><text:span text:style-name="T103">Standardwert: 0.</text:span></text:p>
            <text:p text:style-name="P83">1 : Automatischer Verbindungsaufbau aktiviert</text:p>
            <text:p text:style-name="P83">0 : Automatischer Verbindungsaufbau deaktiv<text:span text:style-name="T16">i</text:span>ert</text:p>
          </table:table-cell>
        </table:table-row>
      </table:table>
      <text:p text:style-name="P18"/>
      <text:p text:style-name="P18"/>
      <text:p text:style-name="P18"/>
      <text:p text:style-name="P32"><text:span text:style-name="T118">1.3.2. - Transmit Rate (read/write) </text:span><text:span text:style-name="T137">—</text:span><text:span text:style-name="T118"> </text:span><text:span text:style-name="T121">0x0000_0004</text:span></text:p>
      <text:p text:style-name="P52"/>
      <text:p text:style-name="P27"><draw:custom-shape text:anchor-type="paragraph" draw:z-index="10" draw:name="Form 1" draw:style-name="gr19" draw:text-style-name="P96" svg:width="0.77cm" svg:height="12.581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96" svg:width="0.77cm" svg:height="4.118cm" draw:transform="rotate (1.5707963267949) translate (12.7970138888889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/text:p>
      <text:p text:style-name="P24"><draw:frame text:anchor-type="paragraph" draw:z-index="12" draw:name="Textrahmen 4" draw:style-name="gr4" draw:text-style-name="P97" svg:width="1.874cm" svg:height="0.505cm" svg:x="6.318cm" svg:y="0.183cm"><draw:text-box><text:p><text:span text:style-name="T157">unbelegt</text:span></text:p></draw:text-box></draw:frame><draw:frame text:anchor-type="paragraph" draw:z-index="13" draw:name="Textrahmen 5" draw:style-name="gr17" draw:text-style-name="P95" svg:width="1.721cm" svg:height="0.576cm" svg:x="14.453cm" svg:y="0.183cm"><draw:text-box><text:p><text:span text:style-name="T156">txdivcnt</text:span></text:p></draw:text-box></draw:frame></text:p>
      <text:p text:style-name="P2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2"><text:span text:style-name="T18">t</text:span><text:span text:style-name="T17">xdivcnt</text:span><text:span text:style-name="T18">&lt;7:0&gt;</text:span></text:p>
          </table:table-cell>
          <table:table-cell table:style-name="Tabelle3.B1" office:value-type="string">
            <text:p text:style-name="P84">Skalierungsfaktor minus 1. Wird benutzt um die Sendebitrate aus dem Transmit-Takt abzuleiten. <text:span text:style-name="T103">Standardwert: 0x01.</text:span></text:p>
          </table:table-cell>
        </table:table-row>
      </table:table>
      <text:p text:style-name="P75"><text:soft-page-break/></text:p>
      <text:p text:style-name="P75"/>
      <text:p text:style-name="P75"/>
      <text:p text:style-name="P75"/>
      <text:p text:style-name="P76"><text:span text:style-name="T122">1.3.3. - Time-Codes (ausgehend) (read/write) </text:span><text:span text:style-name="T137">—</text:span><text:span text:style-name="T122"> </text:span><text:span text:style-name="T125">0x0000_0008</text:span></text:p>
      <text:p text:style-name="P51"/>
      <text:p text:style-name="P53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96" svg:width="0.77cm" svg:height="11.417cm" draw:transform="rotate (1.5707963267949) translate (0.1658055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96" svg:width="0.77cm" svg:height="0.992cm" draw:transform="rotate (1.5707963267949) translate (11.675180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96" svg:width="0.77cm" svg:height="0.992cm" draw:transform="rotate (1.5707963267949) translate (12.800541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96" svg:width="0.77cm" svg:height="3.096cm" draw:transform="rotate (1.5707963267949) translate (13.8994444444444cm 1.61219444444444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7"><draw:frame text:anchor-type="char" draw:z-index="18" draw:name="Textrahmen 6" draw:style-name="gr11" draw:text-style-name="P97" svg:width="1.874cm" svg:height="0.505cm" svg:x="5.701cm" svg:y="0.166cm"><draw:text-box><text:p><text:span text:style-name="T157">unbelegt</text:span></text:p></draw:text-box></draw:frame><draw:frame text:anchor-type="char" draw:z-index="20" draw:name="Textrahmen 8" draw:style-name="gr13" draw:text-style-name="P95" svg:width="2.361cm" svg:height="0.608cm" svg:x="9.936cm" svg:y="0.155cm"><draw:text-box><text:p><text:span text:style-name="T156">Control Flag</text:span></text:p></draw:text-box></draw:frame><draw:frame text:anchor-type="char" draw:z-index="22" draw:name="Textrahmen 10" draw:style-name="gr11" draw:text-style-name="P97" svg:width="1.932cm" svg:height="0.505cm" svg:x="12.333cm" svg:y="0.155cm"><draw:text-box><text:p><text:span text:style-name="T157"><text:s/></text:span><text:span text:style-name="T157">unbelegt</text:span></text:p></draw:text-box></draw:frame><draw:frame text:anchor-type="char" draw:z-index="21" draw:name="Textrahmen 9" draw:style-name="gr12" draw:text-style-name="P95" svg:width="2.756cm" svg:height="0.542cm" svg:x="14.34cm" svg:y="0.155cm"><draw:text-box><text:p><text:span text:style-name="T156">Counter </text:span><text:span text:style-name="T156">Value</text:span></text:p></draw:text-box></draw:frame></text:p>
      <text:p text:style-name="P77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85">Counter Value &lt;5:0&gt;</text:p>
          </table:table-cell>
          <table:table-cell table:style-name="Tabelle4.B1" office:value-type="string">
            <text:p text:style-name="P86">Wert des Time-Codes, der zur Synchronisierung benutzt wird (Wertebereich: 0-63). <text:span text:style-name="T141">Standardwert: 0b0000</text:span><text:span text:style-name="T142">0</text:span><text:span text:style-name="T141">.</text:span></text:p>
          </table:table-cell>
        </table:table-row>
        <table:table-row>
          <table:table-cell table:style-name="Tabelle4.A2" office:value-type="string">
            <text:p text:style-name="P92"><text:span text:style-name="T6">Control</text:span><text:span text:style-name="T5"> Flag &lt;1:0&gt;</text:span></text:p>
          </table:table-cell>
          <table:table-cell table:style-name="Tabelle4.B2" office:value-type="string">
            <text:p text:style-name="P86">Flag des Time-Codes. Standardwert: 0b00.</text:p>
          </table:table-cell>
        </table:table-row>
      </table:table>
      <text:p text:style-name="P39"/>
      <text:p text:style-name="P39"/>
      <text:p text:style-name="P39"/>
      <text:p text:style-name="P40"><text:span text:style-name="T123">1.3.4. - Time-Codes (eingehend) (read only) </text:span><text:span text:style-name="T137">—</text:span><text:span text:style-name="T123"> </text:span><text:span text:style-name="T125">0x0000_000C</text:span></text:p>
      <text:p text:style-name="P56"/>
      <text:p text:style-name="P54"><draw:custom-shape text:anchor-type="paragraph" draw:z-index="24" draw:name="Form 7" draw:style-name="gr10" draw:text-style-name="P96" svg:width="0.77cm" svg:height="11.466cm" draw:transform="rotate (1.5707963267949) translate (0.116416666666667cm 1.67922222222222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4" draw:name="Form 9" draw:style-name="gr3" draw:text-style-name="P96" svg:width="0.77cm" svg:height="0.992cm" draw:transform="rotate (1.5707963267949) translate (11.6751805555556cm 1.66863888888889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0" draw:style-name="gr3" draw:text-style-name="P96" svg:width="0.77cm" svg:height="0.992cm" draw:transform="rotate (1.5707963267949) translate (12.8005416666667cm 1.68980555555556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7" draw:name="Form 11" draw:style-name="gr2" draw:text-style-name="P96" svg:width="0.77cm" svg:height="3.096cm" draw:transform="rotate (1.5707963267949) translate (13.8377083333333cm 1.68451388888889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/text:p>
      <text:p text:style-name="P78"><draw:frame text:anchor-type="paragraph" draw:z-index="25" draw:name="Textrahmen 7" draw:style-name="gr4" draw:text-style-name="P97" svg:width="1.874cm" svg:height="0.505cm" svg:x="5.761cm" svg:y="0.222cm"><draw:text-box><text:p><text:span text:style-name="T157">unbelegt</text:span></text:p></draw:text-box></draw:frame><draw:frame text:anchor-type="paragraph" draw:z-index="58" draw:name="Textrahmen 13" draw:style-name="gr1" draw:text-style-name="P95" svg:width="2.756cm" svg:height="0.542cm" svg:x="14.385cm" svg:y="0.228cm"><draw:text-box><text:p><text:span text:style-name="T156">Counter </text:span><text:span text:style-name="T156">Value</text:span></text:p></draw:text-box></draw:frame><draw:frame text:anchor-type="paragraph" draw:z-index="53" draw:name="Textrahmen 11" draw:style-name="gr5" draw:text-style-name="P95" svg:width="2.361cm" svg:height="0.608cm" svg:x="9.839cm" svg:y="0.222cm"><draw:text-box><text:p><text:span text:style-name="T156">Control Flag</text:span></text:p></draw:text-box></draw:frame><draw:frame text:anchor-type="paragraph" draw:z-index="55" draw:name="Textrahmen 12" draw:style-name="gr4" draw:text-style-name="P97" svg:width="1.742cm" svg:height="0.505cm" svg:x="12.42cm" svg:y="0.233cm"><draw:text-box><text:p><text:span text:style-name="T157">unbelegt</text:span></text:p></draw:text-box></draw:frame></text:p>
      <text:p text:style-name="P78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7">Counter Value &lt;5:0&gt;</text:p>
          </table:table-cell>
          <table:table-cell table:style-name="Tabelle5.B1" office:value-type="string">
            <text:p text:style-name="P88">Wert des Time-Codes, der zur Synchronisierung benutzt wird (Wertebereich: 0-63)</text:p>
          </table:table-cell>
        </table:table-row>
        <table:table-row>
          <table:table-cell table:style-name="Tabelle5.A2" office:value-type="string">
            <text:p text:style-name="P93"><text:span text:style-name="T6">Control</text:span><text:span text:style-name="T5"> Flag &lt;1:0&gt;</text:span></text:p>
          </table:table-cell>
          <table:table-cell table:style-name="Tabelle5.B2" office:value-type="string">
            <text:p text:style-name="P88">Flag des Time-Codes.</text:p>
          </table:table-cell>
        </table:table-row>
      </table:table>
      <text:p text:style-name="P79"/>
      <text:p text:style-name="P79"/>
      <text:p text:style-name="P79"/>
      <text:p text:style-name="P40"><text:span text:style-name="T124">1.3.5. - Link-Status (read only) </text:span><text:span text:style-name="T137">—</text:span><text:span text:style-name="T125"> 0x0000_0010</text:span></text:p>
      <text:p text:style-name="P57"/>
      <text:p text:style-name="P55"><draw:custom-shape text:anchor-type="paragraph" draw:z-index="27" draw:name="Form 12" draw:style-name="gr9" draw:text-style-name="P96" svg:width="0.77cm" svg:height="7.344cm" draw:transform="rotate (1.5707963267949) translate (0.0829027777777778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3" draw:style-name="gr8" draw:text-style-name="P96" svg:width="0.77cm" svg:height="1.886cm" draw:transform="rotate (1.5707963267949) translate (8.58308333333333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9" draw:name="Form 14" draw:style-name="gr7" draw:text-style-name="P96" svg:width="0.77cm" svg:height="2.449cm" draw:transform="rotate (1.5707963267949) translate (12.881680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3" draw:name="vertikale Linie 4" draw:style-name="gr6" draw:text-style-name="P101" svg:x1="7.722cm" svg:y1="0.836cm" svg:x2="7.722cm" svg:y2="2.498cm"><text:p/></draw:line><draw:line text:anchor-type="paragraph" draw:z-index="39" draw:name="vertikale Linie 11" draw:style-name="gr6" draw:text-style-name="P101" svg:x1="16.157cm" svg:y1="0.852cm" svg:x2="16.157cm" svg:y2="3.198cm"><text:p/></draw:line><draw:line text:anchor-type="paragraph" draw:z-index="40" draw:name="vertikale Linie 12" draw:style-name="gr6" draw:text-style-name="P101" svg:x1="16.674cm" svg:y1="0.854cm" svg:x2="16.674cm" svg:y2="3.86cm"><text:p/></draw:line><draw:line text:anchor-type="paragraph" draw:z-index="41" draw:name="vertikale Linie 13" draw:style-name="gr6" draw:text-style-name="P101" svg:x1="15.626cm" svg:y1="0.838cm" svg:x2="15.626cm" svg:y2="2.577cm"><text:p/></draw:line><draw:line text:anchor-type="paragraph" draw:z-index="38" draw:name="vertikale Linie 9" draw:style-name="gr6" draw:text-style-name="P101" svg:x1="12.455cm" svg:y1="0.854cm" svg:x2="12.455cm" svg:y2="4.535cm"><text:p/></draw:line><draw:line text:anchor-type="paragraph" draw:z-index="35" draw:name="vertikale Linie 6" draw:style-name="gr6" draw:text-style-name="P101" svg:x1="10.911cm" svg:y1="0.877cm" svg:x2="10.911cm" svg:y2="2.577cm"><text:p/></draw:line><draw:line text:anchor-type="paragraph" draw:z-index="37" draw:name="vertikale Linie 8" draw:style-name="gr6" draw:text-style-name="P101" svg:x1="11.924cm" svg:y1="0.887cm" svg:x2="11.924cm" svg:y2="3.926cm"><text:p/></draw:line><draw:line text:anchor-type="paragraph" draw:z-index="36" draw:name="vertikale Linie 7" draw:style-name="gr6" draw:text-style-name="P101" svg:x1="11.421cm" svg:y1="0.87cm" svg:x2="11.421cm" svg:y2="3.225cm"><text:p/></draw:line><draw:line text:anchor-type="paragraph" draw:z-index="34" draw:name="vertikale Linie 5" draw:style-name="gr6" draw:text-style-name="P102" svg:x1="8.274cm" svg:y1="0.836cm" svg:x2="8.274cm" svg:y2="3.238cm"><text:p/></draw:line><draw:frame draw:style-name="fr1" draw:name="Bild5" text:anchor-type="char" svg:width="17cm" svg:height="0.97cm" draw:z-index="26"><draw:image xlink:href="Pictures/10000001000003260000002EC583499E3DCDC09D.png" xlink:type="simple" xlink:show="embed" xlink:actuate="onLoad" draw:mime-type="image/png"/></draw:frame></text:p>
      <text:p text:style-name="P55"><draw:frame text:anchor-type="paragraph" draw:z-index="30" draw:name="Textrahmen 14" draw:style-name="gr4" draw:text-style-name="P97" svg:width="1.874cm" svg:height="0.505cm" svg:x="3.438cm" svg:y="0.152cm"><draw:text-box><text:p><text:span text:style-name="T157">unbelegt</text:span></text:p></draw:text-box></draw:frame><draw:frame text:anchor-type="paragraph" draw:z-index="31" draw:name="Textrahmen 15" draw:style-name="gr4" draw:text-style-name="P97" svg:width="1.874cm" svg:height="0.505cm" svg:x="8.809cm" svg:y="0.152cm"><draw:text-box><text:p><text:span text:style-name="T157">unbelegt</text:span></text:p></draw:text-box></draw:frame><draw:frame text:anchor-type="paragraph" draw:z-index="32" draw:name="Textrahmen 16" draw:style-name="gr4" draw:text-style-name="P97" svg:width="1.874cm" svg:height="0.505cm" svg:x="13.457cm" svg:y="0.152cm"><draw:text-box><text:p><text:span text:style-name="T157">unbelegt</text:span></text:p></draw:text-box></draw:frame></text:p>
      <text:p text:style-name="P55"/>
      <text:p text:style-name="P55"><draw:frame text:anchor-type="paragraph" draw:z-index="42" draw:name="Textrahmen 17" draw:style-name="gr5" draw:text-style-name="P95" svg:width="2.361cm" svg:height="0.608cm" svg:x="5.526cm" svg:y="0.085cm"><draw:text-box><text:p text:style-name="P98"><text:span text:style-name="T156">txhalff</text:span></text:p></draw:text-box></draw:frame><draw:frame text:anchor-type="paragraph" draw:z-index="44" draw:name="Textrahmen 19" draw:style-name="gr5" draw:text-style-name="P95" svg:width="2.361cm" svg:height="0.608cm" svg:x="8.717cm" svg:y="0.153cm"><draw:text-box><text:p text:style-name="P98"><text:span text:style-name="T156">errcred</text:span></text:p></draw:text-box></draw:frame><draw:frame text:anchor-type="paragraph" draw:z-index="47" draw:name="Textrahmen 23" draw:style-name="gr5" draw:text-style-name="P95" svg:width="2.361cm" svg:height="0.608cm" svg:x="13.421cm" svg:y="0.153cm"><draw:text-box><text:p text:style-name="P98"><text:span text:style-name="T156">running</text:span></text:p></draw:text-box></draw:frame></text:p>
      <text:p text:style-name="P55"><draw:frame text:anchor-type="paragraph" draw:z-index="43" draw:name="Textrahmen 18" draw:style-name="gr5" draw:text-style-name="P100" svg:width="2.363cm" svg:height="0.608cm" svg:x="6.054cm" svg:y="0.316cm"><draw:text-box><text:p text:style-name="P98"><text:span text:style-name="T158">rxhalff</text:span></text:p></draw:text-box></draw:frame><draw:frame text:anchor-type="paragraph" draw:z-index="45" draw:name="Textrahmen 20" draw:style-name="gr5" draw:text-style-name="P95" svg:width="2.361cm" svg:height="0.608cm" svg:x="9.23cm" svg:y="0.339cm"><draw:text-box><text:p text:style-name="P98"><text:span text:style-name="T156">erresc</text:span></text:p></draw:text-box></draw:frame><draw:frame text:anchor-type="paragraph" draw:z-index="48" draw:name="Textrahmen 24" draw:style-name="gr5" draw:text-style-name="P95" svg:width="2.361cm" svg:height="0.608cm" svg:x="13.915cm" svg:y="0.339cm"><draw:text-box><text:p text:style-name="P98"><text:span text:style-name="T156">connecting</text:span></text:p></draw:text-box></draw:frame></text:p>
      <text:p text:style-name="P55"/>
      <text:p text:style-name="P55"><draw:frame text:anchor-type="paragraph" draw:z-index="49" draw:name="Textrahmen 25" draw:style-name="gr5" draw:text-style-name="P95" svg:width="2.361cm" svg:height="0.608cm" svg:x="14.452cm" svg:y="0.064cm"><draw:text-box><text:p text:style-name="P98"><text:span text:style-name="T156">started</text:span></text:p></draw:text-box></draw:frame><draw:frame text:anchor-type="paragraph" draw:z-index="46" draw:name="Textrahmen 21" draw:style-name="gr5" draw:text-style-name="P95" svg:width="2.361cm" svg:height="0.608cm" svg:x="9.742cm" svg:y="0.064cm"><draw:text-box><text:p text:style-name="P98"><text:span text:style-name="T156">errpar</text:span></text:p></draw:text-box></draw:frame></text:p>
      <text:p text:style-name="P55"><draw:frame text:anchor-type="paragraph" draw:z-index="50" draw:name="Textrahmen 26" draw:style-name="gr5" draw:text-style-name="P99" svg:width="2.361cm" svg:height="0.608cm" svg:x="10.259cm" svg:y="0.183cm"><draw:text-box><text:p text:style-name="P98"><text:span text:style-name="T158">errdisc</text:span></text:p></draw:text-box></draw:frame></text:p>
      <text:p text:style-name="P55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89">started</text:p>
          </table:table-cell>
          <table:table-cell table:style-name="Tabelle6.B1" office:value-type="string">
            <text:p text:style-name="P90">Zeigt an, ob der SpaceWire Link im started-Zustand ist. (Nicht verbunden, aber bereit eine Verbindung aufzunehmen)</text:p>
          </table:table-cell>
        </table:table-row>
        <table:table-row>
          <table:table-cell table:style-name="Tabelle6.A2" office:value-type="string">
            <text:p text:style-name="P91">connecting</text:p>
          </table:table-cell>
          <table:table-cell table:style-name="Tabelle6.B2" office:value-type="string">
            <text:p text:style-name="P91">Zeigt an, ob der SpaceWire Link im connecting-Zustand ist. <text:soft-page-break/>(Verbindungsaufnahme im Gange)</text:p>
          </table:table-cell>
        </table:table-row>
        <table:table-row>
          <table:table-cell table:style-name="Tabelle6.A2" office:value-type="string">
            <text:p text:style-name="P91">running</text:p>
          </table:table-cell>
          <table:table-cell table:style-name="Tabelle6.B2" office:value-type="string">
            <text:p text:style-name="P91">Zeigt an, ob der SpaceWire Link mit einem anderen Link erfolgreich verbunden und lauffähig ist.</text:p>
          </table:table-cell>
        </table:table-row>
        <table:table-row>
          <table:table-cell table:style-name="Tabelle6.A2" office:value-type="string">
            <text:p text:style-name="P91">errdisc</text:p>
          </table:table-cell>
          <table:table-cell table:style-name="Tabelle6.B2" office:value-type="string">
            <text:p text:style-name="P91">Zeigt an ob ein Disconnect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1">errpar</text:p>
          </table:table-cell>
          <table:table-cell table:style-name="Tabelle6.B2" office:value-type="string">
            <text:p text:style-name="P91">Zeigt an ob ein Paritätsfehler während ein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1">erresc</text:p>
          </table:table-cell>
          <table:table-cell table:style-name="Tabelle6.B2" office:value-type="string">
            <text:p text:style-name="P91">Zeigt an ob ein Escape-Fehler während d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1">errcred</text:p>
          </table:table-cell>
          <table:table-cell table:style-name="Tabelle6.B2" office:value-type="string">
            <text:p text:style-name="P91">Zeigt an ob ein Credit-Fehler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1">rxhalff</text:p>
          </table:table-cell>
          <table:table-cell table:style-name="Tabelle6.B2" office:value-type="string">
            <text:p text:style-name="P94"><text:span text:style-name="T7">Zeigt an ob der interne Eingangs-FIFO des Link (nicht der RX FIFO unter 1.</text:span><text:span text:style-name="T8">2.</text:span><text:span text:style-name="T7">) zur Hälfte befüllt ist.</text:span></text:p>
          </table:table-cell>
        </table:table-row>
        <table:table-row>
          <table:table-cell table:style-name="Tabelle6.A2" office:value-type="string">
            <text:p text:style-name="P91"><text:span text:style-name="T102">t</text:span>xhalff</text:p>
          </table:table-cell>
          <table:table-cell table:style-name="Tabelle6.B2" office:value-type="string">
            <text:p text:style-name="P91">Zeigt an ob der interne Ausgangs-FIFO des Link (nicht der TX FIFO unter 1.<text:span text:style-name="T116">1.</text:span>) zur Hälfte befüllt ist.</text:p>
          </table:table-cell>
        </table:table-row>
      </table:table>
      <text:p text:style-name="P80"/>
      <text:p text:style-name="P80"/>
      <text:p text:style-name="P63"><text:span text:style-name="T105">4. </text:span><text:span text:style-name="T104">Steuerung</text:span></text:p>
      <text:p text:style-name="P64"/>
      <text:p text:style-name="P72">4.1. Inbetriebnahme</text:p>
      <text:p text:style-name="P14"><text:span text:style-name="T104"><text:tab/></text:span><text:span text:style-name="T106">Um den Link in Betrieb zu nehmen sind folgende Schritte erforderlich:</text:span></text:p>
      <text:p text:style-name="P14"><text:span text:style-name="T115"><text:tab/><text:tab/></text:span><text:span text:style-name="T110">1.</text:span><text:span text:style-name="T115"> Herstellen einer physischen Verbindung der SpaceWire-Verbindungen (spw_do, <text:tab/><text:tab/>spw_so und spw_di, spw_si) zu einem externen SpaceWire-Link.</text:span></text:p>
      <text:p text:style-name="P14"><text:span text:style-name="T115"><text:tab/><text:tab/></text:span><text:span text:style-name="T110">2.</text:span><text:span text:style-name="T115"> Aktivieren des Interfaces:</text:span></text:p>
      <text:p text:style-name="P14"><text:span text:style-name="T115"><text:tab/><text:tab/><text:tab/></text:span><text:span text:style-name="T110">2.1.</text:span><text:span text:style-name="T115"> Durchführen eines initialisierenden Resets sowohl der Logik wie auch <text:tab/><text:tab/><text:tab/>des AXI Busses (Reihenfolge irrelevant) über mindestens fünf Taktzyklen des <text:tab/><text:tab/><text:tab/>langsameren Taktes der beiden beteiligten (Bsp.: AXI Clock: 50 MHz; Logik <text:tab/><text:tab/><text:tab/>Clock: 100 MHz; mindestens 100 ns Reset durchführen)</text:span></text:p>
      <text:p text:style-name="P25"><text:span text:style-name="T104"><text:tab/><text:tab/><text:tab/></text:span><text:span text:style-name="T107">2.2.</text:span><text:span text:style-name="T104"> Schreiben des Wertes 0x01 in das Transmit-Rate-Register.</text:span></text:p>
      <text:p text:style-name="P25"><text:tab/><text:tab/><text:tab/><text:span text:style-name="T126">2.3.</text:span> Schreiben des Wertes 0x06 in das Link-Konfigurationsregister.</text:p>
      <text:p text:style-name="P25"><text:tab/><text:tab/><text:tab/><text:span text:style-name="T126">2.4.</text:span> Warten bis Verbindungsaufnahme hergestellt wurde. Feststellbar ist dies <text:tab/><text:tab/><text:tab/>über entsprechendes Interrupt oder über das Statusregister.</text:p>
      <text:p text:style-name="P14"><text:span text:style-name="T108"><text:tab/><text:tab/></text:span><text:span text:style-name="T109">3</text:span><text:span text:style-name="T106">. Ab jetzt können Daten </text:span><text:span text:style-name="T114">gem. Kap. 2</text:span><text:span text:style-name="T106"> verschickt und empfangen werden.</text:span></text:p>
      <text:p text:style-name="P30"/>
      <text:p text:style-name="P73">4.<text:span text:style-name="T143">2</text:span>. <text:span text:style-name="T143">Steuerung</text:span></text:p>
      <text:p text:style-name="P73"><text:tab/><text:span text:style-name="T66">Um Daten in den T</text:span><text:span text:style-name="T89">X</text:span><text:span text:style-name="T66">-FIFO zu schreiben, genügt es, einen Zeiger auf dessen Adresse <text:tab/>(s. 1.1.) zu richten und diesem entsprechend Daten zuzuweisen. Diese Transaktion <text:tab/>wird intern über den AXI-Bus abgewickelt.</text:span></text:p>
      <text:p text:style-name="P28"/>
      <text:p text:style-name="P28"><text:tab/>Selbes Vorgehen ist beim R<text:span text:style-name="T151">X</text:span>-FIFO notwendig, nur das hier Daten gelesen werden <text:tab/>sowie der Zeiger dereferenziert wird. Dadurch wird auch – sofern sich mehr als ein <text:tab/>Element im FIFO befindet – das nächste Elemente an den FIFO Ausgang geladen.</text:p>
      <text:p text:style-name="P28"><text:soft-page-break/></text:p>
      <text:p text:style-name="P28"><text:tab/>Ankommende, gültige Time-Codes werden mittels eines Interrupts an die CPU <text:tab/>gemeldet. Es muss also eine entsprechende ISR (Interrupt Service Routine) <text:tab/>geschrieben und am Processing System (PS) registriert werden. Die Werte des Time-<text:tab/>Codes sind dann über das entsprechende Register (s. 1.3.) abrufbar.</text:p>
      <text:p text:style-name="P28"/>
      <text:p text:style-name="P73"><text:span text:style-name="T66"><text:tab/></text:span><text:span text:style-name="T67">ES FEHLT NOCH: BURST TRANSFER HANDLING !</text:span></text:p>
      <text:p text:style-name="P28"/>
      <text:p text:style-name="P73"><text:span text:style-name="T66"><text:tab/>Soll ein Time-Code verschickt werden, ist es zuerst nötig, die entsprechenden Werte <text:tab/>innerhalb des dafür zuständigen Registers (s. 1.3.) zu schreiben. Danach wird </text:span><text:span text:style-name="T68">der dafür <text:tab/>vorgesehene</text:span><text:span text:style-name="T66"> GPIO auf HIGH gesetzt. So wie das Link-Interface eine steigende Flanke <text:tab/>dieses GPIOs erkennt, wird mittels der Daten im Register </text:span><text:span text:style-name="T71">(s. 1.3.)</text:span><text:span text:style-name="T66"> ein Time-Code <text:tab/>generiert und priorisiert verschickt. Dabei genießt es Vorrang gegenüber den Daten im <text:tab/>Tx-FIFO. Allerdings kann </text:span><text:span text:style-name="T68">durch den Link </text:span><text:span text:style-name="T66">gerade ein Datenwort verschickt werden, was <text:tab/>die <text:tab/>Versendung des Time-Codes um einige Takte verzögern kann. </text:span><text:span text:style-name="T68">Wichtig ist, den <text:tab/>GPIO nach diesem Prozess wieder auf LOW zu setzen.</text:span></text:p>
      <text:p text:style-name="P31"/>
      <text:p text:style-name="P73"><text:span text:style-name="T68"><text:tab/></text:span><text:span text:style-name="T90">ES FEHLT NOCH: AUFLISTUNG ALLER FUNKTIONEN IM TREIBER-FILE !</text:span></text:p>
      <text:p text:style-name="P31"/>
      <text:p text:style-name="P31"><text:tab/></text:p>
      <text:p text:style-name="P31"/>
      <text:p text:style-name="P29"/>
      <text:p text:style-name="P74">4.<text:span text:style-name="T143">3</text:span>. Außerbetriebnahme</text:p>
      <text:p text:style-name="P14"><text:span text:style-name="T111"><text:tab/></text:span><text:span text:style-name="T112">Um den Link zu deaktivieren oder abzuschalten genügt es, in das Link-<text:tab/>Konfigurationsregister den Wert 0x0000_0001 zu schreiben. Damit wird </text:span><text:span text:style-name="T144">linkdis</text:span><text:span text:style-name="T112"> aktiviert, <text:tab/>welche alle anderen Einstellung innerhalb dieses Registers überschreibt. </text:span><text:span text:style-name="T113">Um beide <text:tab/>FIFOs zurückzusetzen, müssen sowohl das AXI-Interface als auch das Link-Interface <text:tab/>über einen Zeitraum von mindestens 5 Taktzyklen reset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M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T1" style:family="text">
      <style:text-properties officeooo:rsid="00e9fdde"/>
    </style:style>
    <style:style style:name="MT2" style:family="text">
      <style:text-properties officeooo:rsid="00c0e8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Seite <text:page-number text:select-page="current">7</text:page-number></text:p>
            </table:table-cell>
            <table:table-cell table:style-name="Tabelle1.B1" office:value-type="string">
              <text:p text:style-name="MP2">Stefan Lindörfer, <text:span text:style-name="MT1">19</text:span>.<text:span text:style-name="MT2">1</text:span><text:span text:style-name="MT1">2</text:span>.2022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03:07.150790948</meta:creation-date>
    <meta:editing-duration>PT1H36M37S</meta:editing-duration>
    <meta:editing-cycles>8</meta:editing-cycles>
    <meta:generator>LibreOffice/7.3.7.2$Linux_X86_64 LibreOffice_project/30$Build-2</meta:generator>
    <dc:date>2023-08-01T12:33:29.679779481</dc:date>
    <meta:document-statistic meta:table-count="6" meta:image-count="7" meta:object-count="0" meta:page-count="7" meta:paragraph-count="119" meta:word-count="1840" meta:character-count="13049" meta:non-whitespace-character-count="11157"/>
  </office:meta>
</office:document-meta>
</file>